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style:style style:name="T5" style:family="text">
      <style:text-properties fo:color="#0000ff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tion</text:p>
      <text:p text:style-name="P3">Git config</text:p>
      <text:p text:style-name="P2">options</text:p>
      <text:p text:style-name="P1"><text:span text:style-name="T3">–-local – for current repo (in .git/config). Biggest prio.</text:span></text:p>
      <text:p text:style-name="P1"><text:span text:style-name="T2">--global </text:span><text:span text:style-name="T3">– for user in OS (in C:\Users\&lt;username&gt;\.gitconfig)</text:span></text:p>
      <text:p text:style-name="P1"><text:span text:style-name="T3">–system - <text:s/>for machine</text:span></text:p>
      <text:p text:style-name="P1"><text:span text:style-name="T1">set to properties </text:span><text:span text:style-name="T4">– define value, to read properties – omit &lt;value&gt;</text:span></text:p>
      <text:p text:style-name="P3">user.name &lt;value&gt;</text:p>
      <text:p text:style-name="P3">user.email &lt;value&gt;</text:p>
      <text:p text:style-name="P3">merge.tool &lt;value&gt; - to solve merge conflicts</text:p>
      <text:p text:style-name="P1"><text:span text:style-name="T2">credential.helper cache | store </text:span><text:span text:style-name="T3">–-file &lt;path to file&gt; | manager(for windows, has gui)</text:span></text:p>
      <text:p text:style-name="P3">use credential.github.com.useHttpPath true to recognize path1 and path2 </text:p>
      <text:p text:style-name="P3">github.com/path1.git <text:s/>github.com/path2.git</text:p>
      <text:p text:style-name="P1"><text:span text:style-name="T2">git remote set-url origin </text:span><text:span text:style-name="T5"><text:s/>"https://&lt;USERNAME&gt;:&lt;PASSWORD&gt;@github.com/path.git"</text:span></text:p>
      <text:p text:style-name="P3">git credential-store get | store | erase and than fill values/filters</text:p>
      <text:p text:style-name="P3">protocol=https</text:p>
      <text:p text:style-name="P3">host=myhost</text:p>
      <text:p text:style-name="P3">username=bob</text:p>
      <text:p text:style-name="P3">password=1111</text:p>
      <text:p text:style-name="P4"/>
      <text:p text:style-name="P2">Remote</text:p>
      <text:p text:style-name="P3">Show remote: git remote -v(to show URLs)</text:p>
      <text:p text:style-name="P3">Add remote: git remote add &lt;name of remote&gt; &lt;URI&gt;</text:p>
      <text:p text:style-name="P4"/>
      <text:p text:style-name="P2">With branch</text:p>
      <text:p text:style-name="P3">List local branches: git branch</text:p>
      <text:p text:style-name="P3">List remote branches: git branch -r</text:p>
      <text:p text:style-name="P3">List all branches: git branch -a</text:p>
      <text:p text:style-name="P3">Update (local)list of remote branches: git remote update origin</text:p>
      <text:p text:style-name="P3"><text:tab/>--prune - cleans rubbish, use it</text:p>
      <text:p text:style-name="P3">Create branch: git branch &lt;name of new branche&gt; </text:p>
      <text:p text:style-name="P1"><text:span text:style-name="T1"><text:tab/></text:span><text:span text:style-name="T2">options</text:span><text:span text:style-name="T1"> </text:span></text:p>
      <text:p text:style-name="P1"><text:span text:style-name="T2"><text:tab/>--remotes – use to apply action to remote branche</text:span></text:p>
      <text:p text:style-name="P1"><text:span text:style-name="T2"><text:tab/>--list – list branches</text:span></text:p>
      <text:p text:style-name="P1"><text:span text:style-name="T2"><text:tab/>-m &lt;old name&gt; <text:s/>&lt;new name&gt; - </text:span><text:span text:style-name="T1">rename</text:span></text:p>
      <text:p text:style-name="P1"><text:span text:style-name="T2"><text:tab/>-d &lt;branch name&gt; - </text:span><text:span text:style-name="T1">delete</text:span></text:p>
      <text:p text:style-name="P3">Log about commits: git log &lt;branche name&gt;</text:p>
      <text:p text:style-name="P3">Show upstream branch: git branch status</text:p>
      <text:p text:style-name="P3">Set upstream branch: git branch -u &lt;remote&gt;/&lt;branch&gt;</text:p>
      <text:p text:style-name="P1"><text:span text:style-name="T2">To have </text:span><text:span text:style-name="T1">local</text:span><text:span text:style-name="T2"> </text:span><text:span text:style-name="T1">tracking</text:span><text:span text:style-name="T2"> branch</text:span><text:span text:style-name="T1">: </text:span><text:span text:style-name="T2">git checkout -b &lt;branch&gt; &lt;remote&gt;/&lt;branch&gt;</text:span></text:p>
      <text:p text:style-name="P2"><text:tab/>or</text:p>
      <text:p text:style-name="P3"><text:tab/>git checkout --track &lt;remote&gt;/&lt;branch&gt;</text:p>
      <text:p text:style-name="P4"/>
      <text:p text:style-name="P2">Index</text:p>
      <text:p text:style-name="P3">Add files: git add .(all files) | &lt;file&gt; &lt;file&gt; ..</text:p>
      <text:p text:style-name="P1"><text:span text:style-name="T2"><text:tab/>--refresh – if modified after adding to index</text:span></text:p>
      <text:p text:style-name="P3"><text:tab/>--force | -f</text:p>
      <text:p text:style-name="P1"><text:span text:style-name="T2">Remove: git rm –cached(only from index) -r (recursive </text:span><text:span text:style-name="T3">– all files)</text:span></text:p>
      <text:p text:style-name="P3">See files in index: git status</text:p>
      <text:p text:style-name="P4"/>
      <text:p text:style-name="P2">Commit</text:p>
      <text:p text:style-name="P3">git commit -m (to add message) “&lt;message&gt;”</text:p>
      <text:p text:style-name="P3"><text:soft-page-break/>Take specific commit from other branch and "apply" to current:</text:p>
      <text:p text:style-name="P3"><text:tab/>git &lt;options&gt; cherry-pick &lt;commit reference: "gr6284dr"; use git log&gt;</text:p>
      <text:p text:style-name="P3"><text:tab/>options:</text:p>
      <text:p text:style-name="P3"><text:tab/><text:tab/>--no-commit - applies commit from ref. to work dir., updates <text:tab/><text:tab/><text:tab/>index, does NOT commit these all.</text:p>
      <text:p text:style-name="P4"/>
      <text:p text:style-name="P4"/>
      <text:p text:style-name="P2">Push</text:p>
      <text:p text:style-name="P3">git push &lt;remote&gt; &lt;branch&gt;</text:p>
      <text:p text:style-name="P4"/>
      <text:p text:style-name="P3">git mergetool --tool=kdiff3</text:p>
      <text:p text:style-name="P1"><text:span text:style-name="T2">git merge </text:span><text:span text:style-name="T3">–-abort</text:span></text:p>
      <text:p text:style-name="P1"><text:span text:style-name="T2">git status </text:span><text:span text:style-name="T3">– show which files were changed</text:span></text:p>
      <text:p text:style-name="P4"/>
      <text:p text:style-name="P2">Revert changes</text:p>
      <text:p text:style-name="P1"><text:span text:style-name="T2">git checkout HEAD~2 </text:span><text:span text:style-name="T3">– moves head on 2 commits before. Detached head state??</text:span></text:p>
      <text:p text:style-name="P1"><text:span text:style-name="T2">git revert HEAD~2 </text:span><text:span text:style-name="T3">– creates commit with canceled changes in HEAD~2</text:span></text:p>
      <text:p text:style-name="P1"><text:span text:style-name="T2">git reset HEAD~2 </text:span><text:span text:style-name="T3">– deletes last 2 commits</text:span></text:p>
      <text:p text:style-name="P3">git reset --hard | --mixed (default) | --soft &lt;commit id&gt;</text:p>
      <text:p text:style-name="P1"><text:span text:style-name="T2">--soft – only commit history</text:span></text:p>
      <text:p text:style-name="P1"><text:span text:style-name="T2">--mixed – commit and staged(index)</text:span></text:p>
      <text:p text:style-name="P1"><text:span text:style-name="T3">– hard – commit, staged, working dirrectory</text:span></text:p>
      <text:p text:style-name="P4"/>
      <text:p text:style-name="P5">File .gitignore</text:p>
      <text:p text:style-name="P6">Should be in root dir</text:p>
      <text:p text:style-name="P6">Path pattern</text:p>
      <text:p text:style-name="P6"># - line is a comment</text:p>
      <text:p text:style-name="P6">/ - path separator</text:p>
      <text:p text:style-name="P6"><text:tab/>if / at the beggining or in the middle -&gt; path is relative to folder containing <text:tab/>this .gitignore</text:p>
      <text:p text:style-name="P6"><text:tab/>if / at the end -&gt; path is ONLY dirrectory(in prev. case may be a file)</text:p>
      <text:p text:style-name="P6">* - anything(zero or many characters), except /</text:p>
      <text:p text:style-name="P6">** - see below</text:p>
      <text:p text:style-name="P6"><text:tab/>if **/ at the beginnig -&gt; match in all subdirrectories</text:p>
      <text:p text:style-name="P6"><text:tab/>if /** at the end -&gt; anything inside</text:p>
      <text:p text:style-name="P6"><text:tab/>if /**/ in the middle -&gt; any dirs between</text:p>
      <text:p text:style-name="P6">? - any symbol(one)</text:p>
      <text:p text:style-name="P6">[0-9a-zA-Z] - ranges of symbols. One or more characters???</text:p>
      <text:p text:style-name="P4"/>
      <text:p text:style-name="P6">Place \ if special symbol(over) should be understood as usual symbol(even trailing whitespace)</text:p>
      <text:p text:style-name="P4"/>
      <text:p text:style-name="P5">Endline character</text:p>
      <text:p text:style-name="P6">Configurations(git config):</text:p>
      <text:p text:style-name="P6">core.autocrlf</text:p>
      <text:p text:style-name="P6"><text:tab/>true - auto LF -&gt; CRLF when checkout and commit. Ignores core.eol(below)</text:p>
      <text:p text:style-name="P6"><text:tab/>input - auto LF-CRLF when commit. Checkout as it is. Ignores core.eol(below)</text:p>
      <text:p text:style-name="P6"><text:tab/>false - disable functionality</text:p>
      <text:p text:style-name="P6">core.eol(lf, crlf, native) - what endline to use in working dir for files marked as <text:tab/>"text"(see .gitattributes). Default - native.</text:p>
      <text:p text:style-name="P4"/>
      <text:p text:style-name="P5"><text:soft-page-break/>File .gitattributes</text:p>
      <text:p text:style-name="P6">Each line &lt;path pattern&gt; &lt;attributes&gt;</text:p>
      <text:p text:style-name="P6">Path pattern ??</text:p>
      <text:p text:style-name="P7">Attributes</text:p>
      <text:p text:style-name="P6">-attibute_name means "exclude attribute"</text:p>
      <text:p text:style-name="P6">text - assume, as text file. See core.eol above. text=auto - git will deside it self if file <text:tab/>is textual</text:p>
      <text:p text:style-name="P6">eol - values crlf, lf. Replaces end of line symbol.</text:p>
      <text:p text:style-name="P1"><text:span text:style-name="T3"><text:tab/></text:span><text:span text:style-name="T4">Does not check content(effectively setts "text" attribute). If file contained <text:tab/>other eol - will be assumed dirty.</text:span></text:p>
      <text:p text:style-name="P4"/>
      <text:p text:style-name="P6"><text:tab/></text:p>
      <text:p text:style-name="P4"/>
      <text:p text:style-name="P1"><text:span text:style-name="T2">The git commit command adds changes to a permanent snapshot that lives in the </text:span><text:span text:style-name="T1">Commit History</text:span><text:span text:style-name="T2">. This snapshot also includes the state of the Staging Index at the time of commit.</text:span></text:p>
      <text:p text:style-name="P1"><text:span text:style-name="T1">Staging Index</text:span><text:span text:style-name="T2"> - promoted with git add, to be stored in the next commit.</text:span></text:p>
      <text:p text:style-name="P1"><text:span text:style-name="T1">The Working Directory</text:span><text:span text:style-name="T2">. This tree is in sync with the local filesyste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7-20T14:50:30.069000000</dc:date>
    <meta:editing-duration>PT2M21S</meta:editing-duration>
    <meta:editing-cycles>1</meta:editing-cycles>
    <meta:document-statistic meta:table-count="0" meta:image-count="0" meta:object-count="0" meta:page-count="3" meta:paragraph-count="99" meta:word-count="662" meta:character-count="4119" meta:non-whitespace-character-count="3515"/>
    <meta:generator>LibreOffice/6.3.4.2$Windows_X86_64 LibreOffice_project/60da17e045e08f1793c57c00ba83cdfce946d0aa</meta:generator>
  </office:meta>
</office:document-meta>
</file>